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/>
      <text:p text:style-name="Standard">Veuillez trouver ci-joint ma lettre de motivation ainsi que mon curriculum vitae.</text:p>
      <text:p text:style-name="Standard"/>
      <text:p text:style-name="Standard">Je suis actuellement en fin de formation de Développeuse web et Web mobil à l'ENI Ecole Informatique, et j'espère avoir l'opportunité d'intégrer votre équipe afin de parfaire mon apprentissage et valider mon diplôme.</text:p>
      <text:p text:style-name="Standard">Je suis à la recherche d'un stage de minimum 8 semaines à compter du 8 Mars 2021.</text:p>
      <text:p text:style-name="Standard">Ayant travaillée sur différents langages de programmation, je saurais m'adapter rapidement aux différents besoins de votre équipe.</text:p>
      <text:p text:style-name="Standard"/>
      <text:p text:style-name="Standard">Je reste à votre disposition pour de plus amples informations.</text:p>
      <text:p text:style-name="Standard"/>
      <text:p text:style-name="Standard">Je vous prie d'agréer, madame, monsieur, l'expression de mes sentiments dévoués.</text:p>
      <text:p text:style-name="Standard"/>
      <text:p text:style-name="Standard">Kennouche Anne-Li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11:53:34.746036531</meta:creation-date>
    <dc:date>2021-01-14T11:53:53.935102410</dc:date>
    <meta:editing-duration>PT19S</meta:editing-duration>
    <meta:editing-cycles>1</meta:editing-cycles>
    <meta:document-statistic meta:table-count="0" meta:image-count="0" meta:object-count="0" meta:page-count="1" meta:paragraph-count="8" meta:word-count="103" meta:character-count="677" meta:non-whitespace-character-count="582"/>
    <meta:generator>LibreOffice/5.1.6.2$Linux_X86_64 LibreOffice_project/10m0$Build-2</meta:generator>
  </office:meta>
</office:document-meta>
</file>